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73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17mm"/>
    </style:style>
    <style:style style:name="ro1" style:family="table-row">
      <style:table-row-properties style:row-height="2.86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1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  <style:text-properties fo:color="#ff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3.53mm" style:writing-mode="page"/>
      <style:text-properties fo:color="#ff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61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61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ff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style:font-name="Times New Roman" fo:font-weight="bold" style:font-weight-asian="bold" style:font-weight-complex="bold"/>
    </style:style>
    <style:style style:name="T10" style:family="text">
      <style:text-properties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fo:font-weight="bold" style:font-weight-asian="bold" style:font-weight-complex="bold" style:font-name="新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4" table:default-cell-style-name="ce1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1.「月投保薪資」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<text:span text:style-name="T1">「月投保薪資」× 6.5% × 20% ＝ 「勞保費」 (元)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  <text:span text:style-name="T2">輸入</text:span><text:span text:style-name="T3">個人每月被扣之「勞保費」</text:span><text:span text:style-name="T4"> </text:span><text:span text:style-name="T5">＝</text:span></text:p>
          </table:table-cell>
          <table:table-cell table:number-columns-repeated="3"/>
          <table:table-cell table:style-name="ce8"/>
          <table:table-cell office:value-type="string" calcext:value-type="string">
            <text:p>元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     <text:span text:style-name="T1">所以</text:span><text:span text:style-name="T6"> ,</text:span><text:span text:style-name="T7">「月投保薪資」＝</text:span><text:span text:style-name="T6"> </text:span></text:p>
          </table:table-cell>
          <table:table-cell table:number-columns-repeated="2"/>
          <table:table-cell table:style-name="ce5" table:formula="of:=[.F4]/(0.065*0.2)" office:value-type="float" office:value="0" calcext:value-type="float">
            <text:p>0 </text:p>
          </table:table-cell>
          <table:table-cell office:value-type="string" calcext:value-type="string">
            <text:p>元</text:p>
          </table:table-cell>
          <table:table-cell table:number-columns-repeated="5"/>
          <table:table-cell table:style-name="ce10"/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2"/>
          <table:table-cell table:style-name="ce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2. 投保利益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   <text:span text:style-name="T1">a. 失業最高給付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" office:value-type="string" calcext:value-type="string">
            <text:p>每個月可領 「月投保薪資」 × 60% ＝ </text:p>
          </table:table-cell>
          <table:table-cell table:number-columns-repeated="3"/>
          <table:table-cell table:style-name="ce7" table:formula="of:=[.E5]*0.6" office:value-type="float" office:value="0" calcext:value-type="float">
            <text:p>0 </text:p>
          </table:table-cell>
          <table:table-cell office:value-type="string" calcext:value-type="string">
            <text:p>元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" office:value-type="string" calcext:value-type="string">
            <text:p>可領<text:span text:style-name="T8"> </text:span><text:span text:style-name="T7">6 個月，共 ＝</text:span></text:p>
          </table:table-cell>
          <table:table-cell/>
          <table:table-cell table:style-name="ce7" table:formula="of:=6*[.G10]" office:value-type="float" office:value="0" calcext:value-type="float">
            <text:p>0 </text:p>
          </table:table-cell>
          <table:table-cell office:value-type="string" calcext:value-type="string">
            <text:p>元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      <text:span text:style-name="T1">b. 傷病最高給付二年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" office:value-type="string" calcext:value-type="string">
            <text:p>第一年可領 （365-3）×（「月投保薪資」/30）× 70% ＝</text:p>
          </table:table-cell>
          <table:table-cell table:number-columns-repeated="4"/>
          <table:table-cell table:style-name="ce7" table:formula="of:=(365-3)*([.E5]/30)*0.7" office:value-type="float" office:value="0" calcext:value-type="float">
            <text:p>0 </text:p>
          </table:table-cell>
          <table:table-cell table:style-name="ce1" office:value-type="string" calcext:value-type="string">
            <text:p>元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 calcext:value-type="string">
            <text:p>第二年可領 <text:s text:c="4"/>365 ×（「月投保薪資」/30）× 50% ＝</text:p>
          </table:table-cell>
          <table:table-cell table:number-columns-repeated="4"/>
          <table:table-cell table:style-name="ce7" table:formula="of:=365*([.E5]/30)*0.5" office:value-type="float" office:value="0" calcext:value-type="float">
            <text:p>0 </text:p>
          </table:table-cell>
          <table:table-cell table:style-name="ce1" office:value-type="string" calcext:value-type="string">
            <text:p>元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最高<text:span text:style-name="T1">總共可領</text:span><text:span text:style-name="T9"> </text:span><text:span text:style-name="T10">＝</text:span></text:p>
          </table:table-cell>
          <table:table-cell/>
          <table:table-cell table:style-name="ce7" table:formula="of:=[.H14]+[.H15]" office:value-type="float" office:value="0" calcext:value-type="float">
            <text:p>0 </text:p>
          </table:table-cell>
          <table:table-cell office:value-type="string" calcext:value-type="string">
            <text:p><text:s/>元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       <text:span text:style-name="T1">c. 死亡最高給付 45 個月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4" office:value-type="string" calcext:value-type="string">
            <text:p>最高<text:span text:style-name="T1">共 「月投保薪資」 × 45 ＝</text:span></text:p>
          </table:table-cell>
          <table:table-cell table:number-columns-repeated="2"/>
          <table:table-cell table:style-name="ce7" table:formula="of:=[.E5]*45" office:value-type="float" office:value="0" calcext:value-type="float">
            <text:p>0 </text:p>
          </table:table-cell>
          <table:table-cell office:value-type="string" calcext:value-type="string">
            <text:p>元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       <text:span text:style-name="T1">d. 退休最高給付 55 個月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4" office:value-type="string" calcext:value-type="string">
            <text:p>最高<text:span text:style-name="T1">共</text:span><text:span text:style-name="T6"> </text:span><text:span text:style-name="T7">「月投保薪資」 × 55 ＝</text:span></text:p>
          </table:table-cell>
          <table:table-cell table:number-columns-repeated="2"/>
          <table:table-cell table:style-name="ce9" table:formula="of:=[.E5]*55" office:value-type="float" office:value="0" calcext:value-type="float">
            <text:p>0 </text:p>
          </table:table-cell>
          <table:table-cell office:value-type="string" calcext:value-type="string">
            <text:p>元</text:p>
          </table:table-cell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0" loext:min-decimal-places="0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920569</meta:initial-creator>
    <meta:creation-date>2003-12-19T08:48:21</meta:creation-date>
    <dc:creator>920569</dc:creator>
    <dc:date>2003-12-19T09:32:21</dc:date>
    <meta:print-date>2003-12-19T09:23:53</meta:print-date>
    <meta:document-statistic meta:table-count="3" meta:cell-count="33" meta:object-count="0"/>
    <meta:generator>LibreOffice/5.1.1.3$Windows_x86 LibreOffice_project/89f508ef3ecebd2cfb8e1def0f0ba9a803b88a6d</meta:generator>
  </office:meta>
</office:document-meta>
</file>